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cm" fo:min-width="2.1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cm" fo:min-width="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5cm" fo:min-width="2.0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3" style:family="paragraph">
      <style:paragraph-properties fo:text-align="center" style:writing-mode="lr-tb"/>
      <style:text-properties fo:font-size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style:writing-mode="lr-tb"/>
      <style:text-properties fo:font-size="10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65cm" svg:height="2.25cm" svg:x="3.25cm" svg:y="2.45cm">
          <text:p text:style-name="P1"><text:span text:style-name="T1">Solar PV Array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5cm" svg:height="2.25cm" svg:x="12.15cm" svg:y="10cm">
          <text:p text:style-name="P3"><text:span text:style-name="T2">Gr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5cm" svg:height="2.25cm" svg:x="12.15cm" svg:y="6.5cm">
          <text:p text:style-name="P3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55cm" svg:height="2.3cm" svg:x="3.35cm" svg:y="10cm">
          <text:p text:style-name="P3"><text:span text:style-name="T2">Batte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2.5cm" svg:height="2.25cm" svg:x="7.25cm" svg:y="6.5cm">
          <text:p text:style-name="P3"><text:span text:style-name="T2">Inver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0.25cm" svg:height="0.25cm" svg:x="10.7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3.4cm" svg:y1="10cm" svg:x2="13.4cm" svg:y2="8.75cm" draw:start-shape="id1" draw:start-glue-point="0" draw:end-shape="id2" draw:end-glue-point="2" svg:d="M13400 10000v-1250" svg:viewBox="0 0 1 1251">
          <text:p/>
        </draw:connector>
        <draw:connector draw:style-name="gr6" draw:text-style-name="P6" draw:layer="layout" svg:x1="10.875cm" svg:y1="7.75cm" svg:x2="12.15cm" svg:y2="11.125cm" draw:start-shape="id3" draw:start-glue-point="8" draw:end-shape="id1" draw:end-glue-point="3" svg:d="M10875 7750v3375h1275" svg:viewBox="0 0 1276 3376">
          <text:p/>
        </draw:connector>
        <draw:connector draw:style-name="gr7" draw:text-style-name="P6" draw:layer="layout" svg:x1="4.575cm" svg:y1="4.7cm" svg:x2="4.625cm" svg:y2="6cm" draw:start-shape="id4" draw:start-glue-point="2" draw:end-shape="id5" draw:end-glue-point="4" svg:d="M4575 4700v650h50v650" svg:viewBox="0 0 51 1301">
          <text:p/>
        </draw:connector>
        <draw:connector draw:style-name="gr8" draw:text-style-name="P6" draw:layer="layout" svg:x1="4.625cm" svg:y1="7.8cm" svg:x2="4.625cm" svg:y2="10cm" draw:end-shape="id6" draw:end-glue-point="0" svg:d="M4625 7800v2200" svg:viewBox="0 0 1 2201">
          <text:p/>
        </draw:connector>
        <draw:connector draw:style-name="gr9" draw:text-style-name="P6" draw:layer="layout" svg:x1="4.751cm" svg:y1="7.625cm" svg:x2="7.25cm" svg:y2="7.625cm" draw:start-shape="id7" draw:start-glue-point="10" draw:end-shape="id8" draw:end-glue-point="3" svg:d="M4751 7625h2499" svg:viewBox="0 0 2500 1">
          <text:p/>
        </draw:connector>
        <draw:connector draw:style-name="gr10" draw:text-style-name="P6" draw:layer="layout" svg:x1="9.75cm" svg:y1="7.625cm" svg:x2="10.75cm" svg:y2="7.625cm" draw:start-shape="id8" draw:start-glue-point="1" draw:end-shape="id3" draw:end-glue-point="6" svg:d="M9750 7625h1000" svg:viewBox="0 0 1001 1">
          <text:p/>
        </draw:connector>
        <draw:connector draw:style-name="gr11" draw:text-style-name="P6" draw:layer="layout" svg:x1="11cm" svg:y1="7.625cm" svg:x2="12.15cm" svg:y2="7.625cm" draw:start-shape="id3" draw:start-glue-point="10" draw:end-shape="id2" draw:end-glue-point="3" svg:d="M11000 7625h1150" svg:viewBox="0 0 1151 1">
          <text:p/>
        </draw:connector>
        <draw:connector draw:style-name="gr12" draw:text-style-name="P6" draw:layer="layout" svg:x1="5.9cm" svg:y1="11.15cm" svg:x2="8.5cm" svg:y2="8.75cm" draw:start-shape="id6" draw:start-glue-point="1" draw:end-shape="id8" draw:end-glue-point="2" svg:d="M5900 11150h2600v-2400" svg:viewBox="0 0 2601 2401">
          <text:p/>
        </draw:connector>
        <draw:custom-shape draw:style-name="gr2" draw:text-style-name="P2" xml:id="id9" draw:id="id9" draw:layer="layout" svg:width="2.5cm" svg:height="2.25cm" svg:x="6.5cm" svg:y="2.45cm">
          <text:p text:style-name="P1"><text:span text:style-name="T1">Solar PV Array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0.25cm" svg:height="0.25cm" svg:x="4.5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svg:x1="7.75cm" svg:y1="4.7cm" svg:x2="4.75cm" svg:y2="6.125cm" draw:start-shape="id9" draw:start-glue-point="2" draw:end-shape="id5" draw:end-glue-point="10" svg:d="M7750 4700v1425h-3000" svg:viewBox="0 0 3001 1426">
          <text:p/>
        </draw:connector>
        <draw:connector draw:style-name="gr14" draw:text-style-name="P6" draw:layer="layout" svg:x1="4.625cm" svg:y1="6.25cm" svg:x2="4.625cm" svg:y2="7.55cm" draw:start-shape="id5" draw:start-glue-point="8" svg:d="M4625 6250v1300" svg:viewBox="0 0 1 1301">
          <text:p/>
        </draw:connector>
        <draw:frame draw:style-name="gr15" draw:text-style-name="P7" draw:layer="layout" svg:width="1.734cm" svg:height="0.645cm" svg:x="10.75cm" svg:y="9.025cm">
          <draw:text-box>
            <text:p><text:span text:style-name="T2">pToGrid</text:span></text:p>
          </draw:text-box>
        </draw:frame>
        <draw:frame draw:style-name="gr16" draw:text-style-name="P7" draw:layer="layout" svg:width="1.476cm" svg:height="0.645cm" svg:x="10.75cm" svg:y="6.975cm">
          <draw:text-box>
            <text:p><text:span text:style-name="T2">pLoad</text:span></text:p>
          </draw:text-box>
        </draw:frame>
        <draw:frame draw:style-name="gr17" draw:text-style-name="P7" draw:layer="layout" svg:width="1.184cm" svg:height="0.645cm" svg:x="9.6cm" svg:y="6.975cm">
          <draw:text-box>
            <text:p><text:span text:style-name="T2">Pinv</text:span></text:p>
          </draw:text-box>
        </draw:frame>
        <draw:frame draw:style-name="gr18" draw:text-style-name="P7" draw:layer="layout" svg:width="1.886cm" svg:height="0.645cm" svg:x="4.5cm" svg:y="8.5cm">
          <draw:text-box>
            <text:p><text:span text:style-name="T2">PCharge</text:span></text:p>
          </draw:text-box>
        </draw:frame>
        <draw:frame draw:style-name="gr19" draw:text-style-name="P7" draw:layer="layout" svg:width="2.5cm" svg:height="0.645cm" svg:x="5.95cm" svg:y="10.575cm">
          <draw:text-box>
            <text:p><text:span text:style-name="T2">PDisCharge</text:span></text:p>
          </draw:text-box>
        </draw:frame>
        <draw:frame draw:style-name="gr20" draw:text-style-name="P7" draw:layer="layout" svg:width="1.302cm" svg:height="0.645cm" svg:x="7.575cm" svg:y="4.75cm">
          <draw:text-box>
            <text:p><text:span text:style-name="T2">Ppv2</text:span></text:p>
          </draw:text-box>
        </draw:frame>
        <draw:frame draw:style-name="gr21" draw:text-style-name="P7" draw:layer="layout" svg:width="1.425cm" svg:height="0.774cm" svg:x="4.5cm" svg:y="4.726cm">
          <draw:text-box>
            <text:p><text:span text:style-name="T2">Ppv1</text:span></text:p>
          </draw:text-box>
        </draw:frame>
        <draw:frame draw:style-name="gr22" draw:text-style-name="P8" draw:layer="layout" svg:width="1.814cm" svg:height="0.645cm" svg:x="13.3cm" svg:y="9cm">
          <draw:text-box>
            <text:p><text:span text:style-name="T3">pToUser</text:span></text:p>
          </draw:text-box>
        </draw:frame>
        <draw:custom-shape draw:style-name="gr4" draw:text-style-name="P5" draw:layer="layout" svg:width="0.25cm" svg:height="0.25cm" svg:x="10.751cm" svg:y="7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7" draw:id="id7" draw:layer="layout" svg:width="0.251cm" svg:height="0.25cm" svg:x="4.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5T10:29:14.766444511</meta:creation-date>
    <dc:date>2021-01-25T12:44:25.645957066</dc:date>
    <meta:editing-duration>PT10M53S</meta:editing-duration>
    <meta:editing-cycles>3</meta:editing-cycles>
    <meta:generator>LibreOffice/7.0.4.2$Linux_X86_64 LibreOffice_project/573028415b474775687f7355a6d413c41d013a01</meta:generator>
    <meta:document-statistic meta:object-count="28"/>
  </office:meta>
</office:document-meta>
</file>